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officeooo:rsid="001ca8ed" officeooo:paragraph-rsid="001ca8ed" style:font-weight-asian="bold" style:font-weight-complex="bold"/>
    </style:style>
    <style:style style:name="P2" style:family="paragraph" style:parent-style-name="Standard">
      <style:text-properties fo:font-weight="normal" officeooo:rsid="001de5d5" officeooo:paragraph-rsid="001de5d5" style:font-weight-asian="normal" style:font-weight-complex="normal"/>
    </style:style>
    <style:style style:name="P3" style:family="paragraph" style:parent-style-name="Standard">
      <style:text-properties fo:font-weight="normal" officeooo:rsid="001e6508" officeooo:paragraph-rsid="001e6508" style:font-weight-asian="normal" style:font-weight-complex="normal"/>
    </style:style>
    <style:style style:name="P4" style:family="paragraph" style:parent-style-name="Standard">
      <style:text-properties fo:font-weight="normal" officeooo:rsid="00213f82" officeooo:paragraph-rsid="00213f82" style:font-weight-asian="normal" style:font-weight-complex="normal"/>
    </style:style>
    <style:style style:name="T1" style:family="text">
      <style:text-properties officeooo:rsid="001f85eb"/>
    </style:style>
    <style:style style:name="T2" style:family="text">
      <style:text-properties officeooo:rsid="001f9993"/>
    </style:style>
    <style:style style:name="T3" style:family="text">
      <style:text-properties officeooo:rsid="00213f8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Name of Seminar Speaker(s):</text:p>
      <text:p text:style-name="P2">Dr. Mesut Baran</text:p>
      <text:p text:style-name="P1"/>
      <text:p text:style-name="P1">2. Title of the Presentation:</text:p>
      <text:p text:style-name="P2">Real-Time Monitoring of Distribution Systems: Challenges</text:p>
      <text:p text:style-name="P1"/>
      <text:p text:style-name="P1">3. Location and Time of presentation:</text:p>
      <text:p text:style-name="P2">Online <text:span text:style-name="T2">via Zoom </text:span>at 10 AM PST <text:span text:style-name="T2">Friday September 10th</text:span></text:p>
      <text:p text:style-name="P1"/>
      <text:p text:style-name="P1">4. A 1-paragraph summary of the presentation:</text:p>
      <text:p text:style-name="P3">Dr. Baran talks about the challenges and history of trying to model complex distribution systems. One of the issues that he has tried to tackle is state estimation in power systems. <text:span text:style-name="T1">State estimation is the estimation of a total state of a complex system based on measurements of particular aspects of the system. </text:span><text:span text:style-name="T2">Then once state estimation has been accepted as a worthy goal there is the problem of meter placement, where in the system do we place measuring tools in order to maximize results while minimizing number of meters. </text:span><text:span text:style-name="T3">The talk ended by going into newer efforts to incorporate machine learning into this model-building process.</text:span></text:p>
      <text:p text:style-name="P1"/>
      <text:p text:style-name="P1">5. A description of something new or useful you learned from the seminar:</text:p>
      <text:p text:style-name="P4">This talk was particularly interesting because this summer I interned at the California ISO, and I often heard terms like real time monitoring being used and my API work was related to the transfer of meter data. So it was very interesting to hear Professor Baran elaborate on how meter data is used as part of real-time monitoring and state estimation. </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9-10T09:33:50.230861804</meta:creation-date>
    <dc:date>2021-09-10T11:01:07.521080170</dc:date>
    <meta:editing-duration>PT16M16S</meta:editing-duration>
    <meta:editing-cycles>1</meta:editing-cycles>
    <meta:document-statistic meta:table-count="0" meta:image-count="0" meta:object-count="0" meta:page-count="1" meta:paragraph-count="10" meta:word-count="222" meta:character-count="1325" meta:non-whitespace-character-count="1112"/>
    <meta:generator>LibreOffice/7.1.2.2$Linux_X86_64 LibreOffice_project/8a45595d069ef5570103caea1b71cc9d82b2aae4</meta:generator>
  </office:meta>
</office:document-meta>
</file>